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ggie Salad</text:p>
      <text:p text:style-name="Standard"/>
      <text:p text:style-name="Standard">Dressing:</text:p>
      <text:p text:style-name="Standard">1 pkg Good Season Cheese and Garlic Dressing</text:p>
      <text:p text:style-name="Standard">1c mayonnaise</text:p>
      <text:p text:style-name="Standard">1c sour cream</text:p>
      <text:p text:style-name="Standard">1 dash pepper</text:p>
      <text:p text:style-name="Standard">1 dash dill weed</text:p>
      <text:p text:style-name="Standard"/>
      <text:p text:style-name="Standard">6 lg mushrooms</text:p>
      <text:p text:style-name="Standard">1 lg head broccoli</text:p>
      <text:p text:style-name="Standard">1 head cauliflower</text:p>
      <text:p text:style-name="Standard">1 cup cashews</text:p>
      <text:p text:style-name="Standard">1c toasted almonds</text:p>
      <text:p text:style-name="Standard">1c sunflower seeeds</text:p>
      <text:p text:style-name="Standard">1 bunch green onions</text:p>
      <text:p text:style-name="Standard">2 lg tomatoes</text:p>
      <text:p text:style-name="Standard">1 can sliced water chestnuts</text:p>
      <text:p text:style-name="Standard">1 box frozen peas, thaw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m </meta:initial-creator>
    <meta:creation-date>2011-07-10T02:59:48</meta:creation-date>
    <meta:document-statistic meta:table-count="0" meta:image-count="0" meta:object-count="0" meta:page-count="1" meta:paragraph-count="17" meta:word-count="59" meta:character-count="306"/>
    <dc:date>2011-07-10T03:03:22</dc:date>
    <dc:creator>robertm </dc:creator>
    <meta:editing-duration>PT3M34S</meta:editing-duration>
    <meta:editing-cycles>1</meta:editing-cycles>
    <meta:generator>LibreOffice/3.3$Unix LibreOffice_project/330m19$Build-202</meta:generator>
  </office:meta>
</office:document-meta>
</file>